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894" officeooo:paragraph-rsid="00030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19:48.344893902</meta:creation-date>
    <dc:date>2018-09-24T20:20:13.162029001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4"/>
    <meta:generator>LibreOffice/6.0.3.2$Linux_X86_64 LibreOffice_project/00m0$Build-2</meta:generator>
  </office:meta>
</office:document-meta>
</file>